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b111" officeooo:paragraph-rsid="0008b111"/>
    </style:style>
    <style:style style:name="P2" style:family="paragraph" style:parent-style-name="Standard">
      <style:text-properties officeooo:rsid="000bd832" officeooo:paragraph-rsid="001395ac"/>
    </style:style>
    <style:style style:name="P3" style:family="paragraph" style:parent-style-name="Standard">
      <style:text-properties officeooo:rsid="000bd832" officeooo:paragraph-rsid="00318974"/>
    </style:style>
    <style:style style:name="P4" style:family="paragraph" style:parent-style-name="Standard">
      <style:text-properties officeooo:rsid="001b9040" officeooo:paragraph-rsid="001b9040"/>
    </style:style>
    <style:style style:name="P5" style:family="paragraph" style:parent-style-name="Standard">
      <style:text-properties officeooo:rsid="001b9040" officeooo:paragraph-rsid="00318974"/>
    </style:style>
    <style:style style:name="P6" style:family="paragraph" style:parent-style-name="Standard">
      <style:text-properties officeooo:rsid="001b9040" officeooo:paragraph-rsid="000bd832"/>
    </style:style>
    <style:style style:name="P7" style:family="paragraph" style:parent-style-name="Standard">
      <style:text-properties officeooo:rsid="000c273e" officeooo:paragraph-rsid="002fa32f"/>
    </style:style>
    <style:style style:name="P8" style:family="paragraph" style:parent-style-name="Standard">
      <style:text-properties officeooo:rsid="000c273e" officeooo:paragraph-rsid="00300371"/>
    </style:style>
    <style:style style:name="P9" style:family="paragraph" style:parent-style-name="Standard">
      <style:text-properties officeooo:rsid="001d8028" officeooo:paragraph-rsid="001d8028"/>
    </style:style>
    <style:style style:name="P10" style:family="paragraph" style:parent-style-name="Standard">
      <style:text-properties officeooo:rsid="001d8028" officeooo:paragraph-rsid="002073fe"/>
    </style:style>
    <style:style style:name="P11" style:family="paragraph" style:parent-style-name="Standard">
      <style:text-properties officeooo:rsid="001d8028" officeooo:paragraph-rsid="00318974"/>
    </style:style>
    <style:style style:name="P12" style:family="paragraph" style:parent-style-name="Standard">
      <style:text-properties officeooo:rsid="001d8028" officeooo:paragraph-rsid="003e0a6f"/>
    </style:style>
    <style:style style:name="P13" style:family="paragraph" style:parent-style-name="Standard">
      <style:text-properties officeooo:rsid="001d8028" officeooo:paragraph-rsid="005494a3"/>
    </style:style>
    <style:style style:name="P14" style:family="paragraph" style:parent-style-name="Standard">
      <style:text-properties officeooo:rsid="001d8028" officeooo:paragraph-rsid="0063f5b0"/>
    </style:style>
    <style:style style:name="P15" style:family="paragraph" style:parent-style-name="Standard">
      <style:text-properties officeooo:rsid="002073fe" officeooo:paragraph-rsid="002073fe"/>
    </style:style>
    <style:style style:name="P16" style:family="paragraph" style:parent-style-name="Standard">
      <style:text-properties officeooo:rsid="002073fe" officeooo:paragraph-rsid="004fe6f6"/>
    </style:style>
    <style:style style:name="P17" style:family="paragraph" style:parent-style-name="Standard">
      <style:text-properties officeooo:rsid="002073fe" officeooo:paragraph-rsid="00562daa"/>
    </style:style>
    <style:style style:name="P18" style:family="paragraph" style:parent-style-name="Standard">
      <style:text-properties officeooo:rsid="002073fe" officeooo:paragraph-rsid="00595ac5"/>
    </style:style>
    <style:style style:name="P19" style:family="paragraph" style:parent-style-name="Standard">
      <style:text-properties officeooo:rsid="002073fe" officeooo:paragraph-rsid="0062a789"/>
    </style:style>
    <style:style style:name="P20" style:family="paragraph" style:parent-style-name="Standard">
      <style:text-properties officeooo:rsid="002073fe" officeooo:paragraph-rsid="006436b2"/>
    </style:style>
    <style:style style:name="P21" style:family="paragraph" style:parent-style-name="Standard">
      <style:text-properties officeooo:rsid="002073fe" officeooo:paragraph-rsid="0065ca50"/>
    </style:style>
    <style:style style:name="P22" style:family="paragraph" style:parent-style-name="Standard">
      <style:text-properties officeooo:rsid="002073fe" officeooo:paragraph-rsid="006c5621"/>
    </style:style>
    <style:style style:name="P23" style:family="paragraph" style:parent-style-name="Standard">
      <style:text-properties officeooo:rsid="002e51d2" officeooo:paragraph-rsid="002e51d2"/>
    </style:style>
    <style:style style:name="P24" style:family="paragraph" style:parent-style-name="Standard">
      <style:text-properties officeooo:rsid="00318974" officeooo:paragraph-rsid="00318974"/>
    </style:style>
    <style:style style:name="P25" style:family="paragraph" style:parent-style-name="Standard">
      <style:text-properties officeooo:rsid="00233266" officeooo:paragraph-rsid="00300371"/>
    </style:style>
    <style:style style:name="P26" style:family="paragraph" style:parent-style-name="Standard">
      <style:text-properties officeooo:rsid="003e0a6f" officeooo:paragraph-rsid="003e0a6f"/>
    </style:style>
    <style:style style:name="P27" style:family="paragraph" style:parent-style-name="Standard">
      <style:text-properties officeooo:rsid="0057e989" officeooo:paragraph-rsid="0057e989"/>
    </style:style>
    <style:style style:name="P28" style:family="paragraph" style:parent-style-name="Standard">
      <style:text-properties officeooo:rsid="0057e989" officeooo:paragraph-rsid="00595ac5"/>
    </style:style>
    <style:style style:name="P29" style:family="paragraph" style:parent-style-name="Standard">
      <style:text-properties officeooo:rsid="00562daa" officeooo:paragraph-rsid="00562daa"/>
    </style:style>
    <style:style style:name="P30" style:family="paragraph" style:parent-style-name="Standard">
      <style:text-properties officeooo:rsid="00471686" officeooo:paragraph-rsid="004fe6f6"/>
    </style:style>
    <style:style style:name="P31" style:family="paragraph" style:parent-style-name="Standard">
      <style:text-properties officeooo:rsid="005a8323" officeooo:paragraph-rsid="005a8323"/>
    </style:style>
    <style:style style:name="P32" style:family="paragraph" style:parent-style-name="Standard">
      <style:text-properties officeooo:rsid="005a8323" officeooo:paragraph-rsid="006eb43e"/>
    </style:style>
    <style:style style:name="P33" style:family="paragraph" style:parent-style-name="Standard">
      <style:text-properties officeooo:rsid="005daeec" officeooo:paragraph-rsid="005daeec"/>
    </style:style>
    <style:style style:name="P34" style:family="paragraph" style:parent-style-name="Standard">
      <style:text-properties officeooo:rsid="005daeec" officeooo:paragraph-rsid="006087c3"/>
    </style:style>
    <style:style style:name="P35" style:family="paragraph" style:parent-style-name="Standard">
      <style:text-properties officeooo:rsid="00683a8c" officeooo:paragraph-rsid="00683a8c"/>
    </style:style>
    <style:style style:name="P36" style:family="paragraph" style:parent-style-name="Standard">
      <style:text-properties officeooo:rsid="006c5621" officeooo:paragraph-rsid="006c5621"/>
    </style:style>
    <style:style style:name="P37" style:family="paragraph" style:parent-style-name="Standard">
      <style:text-properties officeooo:rsid="005494a3" officeooo:paragraph-rsid="0063f5b0"/>
    </style:style>
    <style:style style:name="P38" style:family="paragraph" style:parent-style-name="Standard">
      <style:text-properties officeooo:rsid="0063f5b0" officeooo:paragraph-rsid="0065ca50"/>
    </style:style>
    <style:style style:name="P39" style:family="paragraph" style:parent-style-name="Standard">
      <style:text-properties officeooo:rsid="006087c3" officeooo:paragraph-rsid="006087c3"/>
    </style:style>
    <style:style style:name="P40" style:family="paragraph" style:parent-style-name="Standard">
      <style:text-properties officeooo:rsid="0062a789" officeooo:paragraph-rsid="006c5621"/>
    </style:style>
    <style:style style:name="P41" style:family="paragraph" style:parent-style-name="Standard">
      <style:text-properties officeooo:rsid="006c5621" officeooo:paragraph-rsid="0072f54a"/>
    </style:style>
    <style:style style:name="P42" style:family="paragraph" style:parent-style-name="Standard">
      <style:text-properties officeooo:rsid="005a8323" officeooo:paragraph-rsid="006eb43e"/>
    </style:style>
    <style:style style:name="P43" style:family="paragraph" style:parent-style-name="Standard">
      <style:text-properties officeooo:rsid="005a8323" officeooo:paragraph-rsid="0072f54a"/>
    </style:style>
    <style:style style:name="P44" style:family="paragraph" style:parent-style-name="Standard">
      <style:text-properties officeooo:rsid="005a8323" officeooo:paragraph-rsid="005a8323"/>
    </style:style>
    <style:style style:name="P45" style:family="paragraph" style:parent-style-name="Text_20_body">
      <style:text-properties officeooo:paragraph-rsid="0072f54a"/>
    </style:style>
    <style:style style:name="P46" style:family="paragraph" style:parent-style-name="Text_20_body">
      <style:text-properties officeooo:rsid="0072f54a" officeooo:paragraph-rsid="0072f54a"/>
    </style:style>
    <style:style style:name="T1" style:family="text">
      <style:text-properties officeooo:rsid="000c273e"/>
    </style:style>
    <style:style style:name="T2" style:family="text">
      <style:text-properties officeooo:rsid="00233266"/>
    </style:style>
    <style:style style:name="T3" style:family="text">
      <style:text-properties officeooo:rsid="0024d1b5"/>
    </style:style>
    <style:style style:name="T4" style:family="text">
      <style:text-properties officeooo:rsid="0028b1e9"/>
    </style:style>
    <style:style style:name="T5" style:family="text">
      <style:text-properties officeooo:rsid="002b66ef"/>
    </style:style>
    <style:style style:name="T6" style:family="text">
      <style:text-properties officeooo:rsid="0037600d"/>
    </style:style>
    <style:style style:name="T7" style:family="text">
      <style:text-properties officeooo:rsid="00393136"/>
    </style:style>
    <style:style style:name="T8" style:family="text">
      <style:text-properties officeooo:rsid="003e0a6f"/>
    </style:style>
    <style:style style:name="T9" style:family="text">
      <style:text-properties officeooo:rsid="003f82d5"/>
    </style:style>
    <style:style style:name="T10" style:family="text">
      <style:text-properties officeooo:rsid="0045a0fe"/>
    </style:style>
    <style:style style:name="T11" style:family="text">
      <style:text-properties officeooo:rsid="004fe6f6"/>
    </style:style>
    <style:style style:name="T12" style:family="text">
      <style:text-properties officeooo:rsid="00562daa"/>
    </style:style>
    <style:style style:name="T13" style:family="text">
      <style:text-properties officeooo:rsid="0057e989"/>
    </style:style>
    <style:style style:name="T14" style:family="text">
      <style:text-properties officeooo:rsid="005ee59c"/>
    </style:style>
    <style:style style:name="T15" style:family="text">
      <style:text-properties officeooo:rsid="006229bd"/>
    </style:style>
    <style:style style:name="T16" style:family="text">
      <style:text-properties officeooo:rsid="0062a789"/>
    </style:style>
    <style:style style:name="T17" style:family="text">
      <style:text-properties officeooo:rsid="00667db7"/>
    </style:style>
    <style:style style:name="T18" style:family="text">
      <style:text-properties officeooo:rsid="00683a8c"/>
    </style:style>
    <style:style style:name="T19" style:family="text">
      <style:text-properties officeooo:rsid="006a1f38"/>
    </style:style>
    <style:style style:name="T20" style:family="text">
      <style:text-properties officeooo:rsid="0072f5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python</text:p>
      <text:p text:style-name="P1"/>
      <text:p text:style-name="P2">python first begins with <text:span text:style-name="T1">the making of ABC language where the creator of python Guido van Rossum joined the development team at Centrum voor Wiskunde en Imformatice (CWI) in 1983. While at CWI he learned the basics he would need to develop python working on ABC a language which was being developed for a very similar audience which was for any intelligent computer user that was not a software developer or computer programmer. This meant making programming language that did not have the steep learning curve that other programming languages had which would make it to difficult to learn in a reasonable amount of time. The language never really became popular do to the popularity to basic which had a very similar audience at the time and the difficulty of extending the language to add new functions made and may other issues that where either not present or solved in the making of python. </text:span></text:p>
      <text:p text:style-name="P7"><text:tab/>The ABC project was finally ended around 1986 and Guido van Rossum moved on to the Amoeba project which was an operating system <text:span text:style-name="T5">CWI wanted to create</text:span>. Which needed a scripting language <text:span text:style-name="T5">and this </text:span>allowed him to work on his own mini project within the scope of what he was currently working on. Using what he learned from working on ABC, <text:span text:style-name="T3">he</text:span> laid the ground work to build a new scripting language. <text:span text:style-name="T2">This would lead to the creation of Python. This started with first recreating everything needed to make a new <text:s/>programming language while using the best parts of ABC with a new syntax that did not use curly brackets to group statements , instead used indentation to limit typing and make it easier to read code. The other change was not using any uppercase letter in any keywords used in the language to make it easier to type with less possibility for mistakes. This also included a set of data Types which were hash table(dictionary), list, strings and numbers. </text:span></text:p>
      <text:p text:style-name="P25"><text:tab/>The trait that really made Python Different from ABC was the ability easily change and extend python as needed by third party programmers. This is done through the use of modules and namespaces, these concepts allowed the programmer to add their own object types. These concepts came from his expirience late in the ABC project where they would add namespaces to with out the ability to easily expand it using modules which came form his experience with modula-2 and modula-3 near the end of the his work on ABC. The real power of Modules in Python came from the ability to make them in either Python or C to expand the standard library of python. The use of C in the implementation of python allowed the language to easily be expanded to much more powerful functions that would allow the manipulation of new types and objects within Python. C popularity at the time also allowed it to be used on multiple operating systems not just through the use of UNIX which they used in the making of Amoeba, it could be used with Macintosh or Windows. These modules allowed the communication and manipulation of files, hardware, and data. This allowed it to become very popular with other coworker at CWI and its users. This was the beginning of a very powerful and flexible language that had the power of <text:s/><text:span text:style-name="T6">the </text:span>C programming language behind it allowing it to go much further than ABC every could.</text:p>
      <text:p text:style-name="P25"><text:tab/><text:span text:style-name="T7">It was first publicly released in 1991 on alt.sources as version 0.9.0 and after this initial release it became more popular through the 90s and in 1999 they got a short stint of funding from DARPA for the computer programming for everyone(CP4E) which allowed them to create the built in IDE called IDLE. The funding for the program did not last long and it ended in the year 2000 and the CP4E project ended and another team picked up IDLE development. In the same year Python 2.0 was released and was fully open so it was severed direct ties to Guido inorder to allow the community to have more control over development and keep the danger of having the project end if Guido was no longer able or wanted to work on the project. This also moved python to SourceForge which allowed more people to have access to work on the project and submit bug reports to improve the language more quickly. This continued to make changes until version 2.7 which will be supported until 2020 but python wanted to start new with python 3 which would clean up duplicate modules and does not have direct backwards compatibility this will be the future of python which brings us to now.</text:span></text:p>
      <text:p text:style-name="P25"><text:tab/><text:span text:style-name="T8">Conclusion</text:span></text:p>
      <text:p text:style-name="P25"/>
      <text:p text:style-name="P25"/>
      <text:p text:style-name="P25"/>
      <text:p text:style-name="P25"><text:soft-page-break/></text:p>
      <text:p text:style-name="P25"/>
      <text:p text:style-name="P25"/>
      <text:p text:style-name="P8"><text:tab/></text:p>
      <text:p text:style-name="P23"/>
      <text:p text:style-name="P4">Needs more</text:p>
      <text:p text:style-name="P1"/>
      <text:p text:style-name="P1"/>
      <text:p text:style-name="P9">outline <text:s/></text:p>
      <text:p text:style-name="P9"/>
      <text:p text:style-name="P9"><text:tab/>history <text:s text:c="4"/></text:p>
      <text:p text:style-name="P9"><text:tab/></text:p>
      <text:p text:style-name="P9"><text:tab/><text:tab/>*beginning of the maker and his work and ABC</text:p>
      <text:p text:style-name="P9"/>
      <text:p text:style-name="P9"><text:tab/><text:tab/>*the end of ABC and how it lead to python</text:p>
      <text:p text:style-name="P9"><text:tab/><text:tab/></text:p>
      <text:p text:style-name="P9"><text:tab/><text:tab/>*the influence <text:s/><text:span text:style-name="T4">of</text:span> ABC on the making of python <text:span text:style-name="T4">and what makes python different </text:span></text:p>
      <text:p text:style-name="P9"/>
      <text:p text:style-name="P11"><text:tab/><text:tab/>*the first <text:s/>release of python</text:p>
      <text:p text:style-name="P9"><text:tab/><text:tab/></text:p>
      <text:p text:style-name="P11"><text:tab/><text:tab/>*and the changes that lead up until now</text:p>
      <text:p text:style-name="P9"/>
      <text:p text:style-name="P9"><text:tab/><text:tab/>conclusion </text:p>
      <text:p text:style-name="P9"/>
      <text:p text:style-name="P3"><text:a xlink:type="simple" xlink:href="https://www.artima.com/intv/pythonP.html" text:style-name="Internet_20_link" text:visited-style-name="Visited_20_Internet_20_Link">https://www.artima.com/intv/pythonP.html</text:a></text:p>
      <text:p text:style-name="P3"/>
      <text:p text:style-name="P24"><text:a xlink:type="simple" xlink:href="https://hub.packtpub.com/brief-history-python/" text:style-name="Internet_20_link" text:visited-style-name="Visited_20_Internet_20_Link">https://hub.packtpub.com/brief-history-python/</text:a></text:p>
      <text:p text:style-name="P24"><text:a xlink:type="simple" xlink:href="https://docs.python.org/2/faq/general.html" text:style-name="Internet_20_link" text:visited-style-name="Visited_20_Internet_20_Link">https://docs.python.org/2/faq/general.html</text:a></text:p>
      <text:p text:style-name="P26"><text:a xlink:type="simple" xlink:href="https://www.python.org/doc/essays/cp4e/" text:style-name="Internet_20_link" text:visited-style-name="Visited_20_Internet_20_Link">https://www.python.org/doc/essays/cp4e/</text:a></text:p>
      <text:p text:style-name="P26"/>
      <text:p text:style-name="P26"><text:a xlink:type="simple" xlink:href="https://raw.githubusercontent.com/python/cpython/master/Misc/HISTORY" text:style-name="Internet_20_link" text:visited-style-name="Visited_20_Internet_20_Link">https://raw.githubusercontent.com/python/cpython/master/Misc/HISTORY</text:a></text:p>
      <text:p text:style-name="P26"/>
      <text:p text:style-name="P5"/>
      <text:p text:style-name="P9"><text:tab/></text:p>
      <text:p text:style-name="P9"><text:tab/><text:tab/>applications</text:p>
      <text:p text:style-name="P9"/>
      <text:p text:style-name="P37"><text:tab/><text:tab/><text:tab/>what is the application </text:p>
      <text:p text:style-name="P14"><text:tab/><text:tab/><text:tab/></text:p>
      <text:p text:style-name="P37"><text:tab/><text:tab/><text:tab/>fields where it is used </text:p>
      <text:p text:style-name="P14"><text:tab/><text:tab/><text:tab/></text:p>
      <text:p text:style-name="P37"><text:tab/><text:tab/><text:tab/>packages used </text:p>
      <text:p text:style-name="P13"><text:tab/><text:tab/><text:tab/></text:p>
      <text:p text:style-name="P9"><text:tab/><text:tab/></text:p>
      <text:p text:style-name="P9"/>
      <text:p text:style-name="P9"/>
      <text:p text:style-name="P10"/>
      <text:p text:style-name="P15"><text:tab/><text:tab/>easier to test code before importing to other faster languages</text:p>
      <text:p text:style-name="P15"/>
      <text:p text:style-name="P15"/>
      <text:p text:style-name="P15"/>
      <text:p text:style-name="P15"/>
      <text:p text:style-name="P15"/>
      <text:p text:style-name="P15"/>
      <text:p text:style-name="P15"><text:soft-page-break/></text:p>
      <text:p text:style-name="P9"/>
      <text:p text:style-name="P20"><text:tab/><text:tab/>data science </text:p>
      <text:p text:style-name="P17"><text:tab/><text:tab/><text:tab/><text:span text:style-name="T12">It is the use of a combination of different fields between computer science and statistics to analyze <text:s/>data in a much faster and more powerful way. With the use of computer science new software and machine learning algorithms have made data analysis a much faster and easier process if you have the knowledge to use the new tools. This application of python and is evolving quickly, making it even more powerful overtime.</text:span></text:p>
      <text:p text:style-name="P17"><text:tab/><text:tab/></text:p>
      <text:p text:style-name="P17"><text:tab/><text:tab/><text:span text:style-name="T13">fields using python for data science </text:span></text:p>
      <text:p text:style-name="P18"><text:tab/><text:tab/><text:span text:style-name="T13">It is used in the physical sciences, engineering, and business or really any field with large amounts of data that can be used to find some kind of correlation or answer to a problem that would have taken much longer if a person where to try analyze it alone.</text:span></text:p>
      <text:p text:style-name="P18"/>
      <text:p text:style-name="P31">Source data science manual 1e 2017 book pdf</text:p>
      <text:p text:style-name="P18"/>
      <text:p text:style-name="P28"><text:s text:c="2"/></text:p>
      <text:p text:style-name="P27">Some of the packages used</text:p>
      <text:p text:style-name="P29"><text:tab/><text:tab/><text:tab/>SciPy</text:p>
      <text:p text:style-name="P15"><text:tab/><text:tab/><text:tab/><text:span text:style-name="T10">NumPy</text:span></text:p>
      <text:p text:style-name="P15"><text:tab/><text:tab/><text:tab/><text:span text:style-name="T10">Matplotlib</text:span></text:p>
      <text:p text:style-name="P15"><text:tab/><text:tab/><text:tab/><text:span text:style-name="T10">Pandas</text:span></text:p>
      <text:p text:style-name="P15"><text:tab/><text:tab/><text:tab/><text:span text:style-name="T10">Scikit Learn</text:span></text:p>
      <text:p text:style-name="P15"><text:tab/><text:tab/><text:tab/><text:span text:style-name="T10">Statsmodels</text:span></text:p>
      <text:p text:style-name="P15"><text:tab/><text:tab/><text:tab/><text:span text:style-name="T10">Seaborn</text:span></text:p>
      <text:p text:style-name="P15"><text:tab/><text:tab/><text:tab/><text:span text:style-name="T10">Bokeh</text:span></text:p>
      <text:p text:style-name="P15"><text:tab/><text:tab/><text:tab/><text:span text:style-name="T10">Scrapy</text:span></text:p>
      <text:p text:style-name="P15"><text:tab/><text:tab/><text:tab/><text:span text:style-name="T10">SymPy</text:span></text:p>
      <text:p text:style-name="P15"><text:tab/><text:tab/><text:tab/><text:span text:style-name="T10">Requests</text:span></text:p>
      <text:p text:style-name="P15"><text:tab/><text:tab/><text:tab/></text:p>
      <text:p text:style-name="P15"><text:tab/><text:tab/><text:tab/><text:tab/></text:p>
      <text:p text:style-name="P15"/>
      <text:p text:style-name="P15"/>
      <text:p text:style-name="P15"><text:tab/><text:tab/>computational analysis</text:p>
      <text:p text:style-name="P21"><text:tab/><text:tab/><text:tab/></text:p>
      <text:p text:style-name="P38"><text:tab/><text:tab/></text:p>
      <text:p text:style-name="P16"><text:tab/><text:tab/><text:tab/></text:p>
      <text:p text:style-name="P16"><text:tab/><text:tab/><text:tab/><text:span text:style-name="T11">physics </text:span></text:p>
      <text:p text:style-name="P16"/>
      <text:p text:style-name="P16"><text:tab/><text:tab/><text:tab/>python being used for computational analysis <text:s/>takes the place of matlab with the added benefit of being free. It can be used to display data from an algorithm that as been given a set of data using MatPlotLib. It is also able to calculate integrals, differential equation, <text:span text:style-name="T17">derivatives</text:span> <text:s/>using the <text:span text:style-name="T17">necessary</text:span> packages. Even though python might not be the fastest language to program <text:span text:style-name="T17">complex</text:span> <text:span text:style-name="T17">calculations</text:span> in to, it is much easier to make the program <text:span text:style-name="T18">with out being bogged down with complex programming concepts. If the fastest execution speeds are needed</text:span> <text:span text:style-name="T18">python code can be</text:span> convert<text:span text:style-name="T18">ed</text:span> or change<text:span text:style-name="T18">d</text:span> in the future <text:span text:style-name="T18">to be optimized for this purpose.</text:span> </text:p>
      <text:p text:style-name="P16"/>
      <text:p text:style-name="P35"><text:tab/><text:tab/><text:tab/>The use of python for computational analysis can be used in physics to replace and even go beyond matlabs capabilities <text:span text:style-name="T19">and a host of other programs to work with data, models, algorithms, and a teaching tool to display concepts. This can be done using its 2d or 3d graph plotting or even simulating different physics problems using panda’s 3d or many other packages available to choose from. <text:s/></text:span><text:s text:c="2"/></text:p>
      <text:p text:style-name="P30"><text:tab/><text:tab/><text:tab/><text:tab/>Numpy, Scipy and MatPlotLib</text:p>
      <text:p text:style-name="P15"><text:soft-page-break/><text:tab/></text:p>
      <text:p text:style-name="P15"><text:tab/><text:tab/><text:tab/><text:tab/>matlab replacement</text:p>
      <text:p text:style-name="P15"><text:tab/></text:p>
      <text:p text:style-name="P15"><text:tab/><text:tab/><text:tab/><text:tab/>repetitive computations</text:p>
      <text:p text:style-name="P15"/>
      <text:p text:style-name="P15"><text:tab/></text:p>
      <text:p text:style-name="P15"/>
      <text:p text:style-name="P15"/>
      <text:p text:style-name="P15"><text:tab/><text:tab/></text:p>
      <text:p text:style-name="P33"><text:tab/><text:tab/>scripting</text:p>
      <text:p text:style-name="P33"/>
      <text:p text:style-name="P33"><text:tab/><text:tab/> automation tasks, more powerful the bash alone using different packages</text:p>
      <text:p text:style-name="P33"><text:tab/><text:tab/><text:tab/></text:p>
      <text:p text:style-name="P34"><text:tab/><text:tab/><text:tab/><text:span text:style-name="T14">the scripting application is one of the one of the orignal reasons for creating python. It is the ability to call terminal or command prompt commands which makes it similar to bash which is a a why to wright a list of commands to be run with a single call but does not have the power of pythons different objects and packages to extend that functionality. This allows python to go a step further when automating tasks such as installing software, automating configuration file setup, and many more tasks that require a complex set of commands and searching through file systems and files.</text:span></text:p>
      <text:p text:style-name="P34"/>
      <text:p text:style-name="P39"><text:tab/>This is mostly used in open source software to automate installation or the creating and setup of configuration files for that software making the software a lot more user friendly. It is used in CertBot which searches for the configuration file of your web server to setup SSH. The other place this application is widely used is in the IT industry. Professionals from IT can use it to search and edit files across a network or use it to monitor a server and update them on the status of running applications to ensure that everything is running correctly. It can also be used to automate many mundane tasks that an IT profession would be wasting there time with and can be used to improve and maintain a system. <text:s text:c="3"/></text:p>
      <text:p text:style-name="P15"><text:tab/><text:tab/></text:p>
      <text:p text:style-name="P15"/>
      <text:p text:style-name="P15"><text:tab/><text:span text:style-name="T15">commonly used packages for scripting</text:span></text:p>
      <text:p text:style-name="P22"><text:tab/><text:tab/></text:p>
      <text:p text:style-name="P40"><text:tab/><text:tab/>shutil, os moving/creating files and folders</text:p>
      <text:p text:style-name="P22"/>
      <text:p text:style-name="P40"><text:tab/><text:tab/>text reading</text:p>
      <text:p text:style-name="P19"><text:tab/><text:tab/></text:p>
      <text:p text:style-name="P19"><text:tab/><text:tab/><text:span text:style-name="T16">web scraping</text:span></text:p>
      <text:p text:style-name="P19"/>
      <text:p text:style-name="P19"><text:tab/><text:tab/><text:span text:style-name="T16">sending emails and text </text:span></text:p>
      <text:p text:style-name="P19"><text:tab/><text:tab/></text:p>
      <text:p text:style-name="P19"><text:tab/><text:tab/><text:tab/><text:tab/></text:p>
      <text:p text:style-name="P9"><text:tab/><text:tab/></text:p>
      <text:p text:style-name="P9"/>
      <text:p text:style-name="P9"><text:tab/>examples in its use in physics/<text:span text:style-name="T9">engineering/automation sysadmin</text:span></text:p>
      <text:p text:style-name="P9"/>
      <text:p text:style-name="P9"/>
      <text:p text:style-name="P31"/>
      <text:p text:style-name="P31"/>
      <text:p text:style-name="P31"/>
      <text:p text:style-name="P31">data science example</text:p>
      <text:p text:style-name="P31"/>
      <text:p text:style-name="P31"/>
      <text:p text:style-name="P31">computational analysis example </text:p>
      <text:p text:style-name="P31"/>
      <text:p text:style-name="P31"><text:soft-page-break/></text:p>
      <text:p text:style-name="P31"/>
      <text:p text:style-name="P31"/>
      <text:p text:style-name="P31">scripting example </text:p>
      <text:p text:style-name="P32"/>
      <text:p text:style-name="P32"/>
      <text:p text:style-name="P32"><text:span text:style-name="T20"># picsort.py</text:span><text:tab/><text:tab/></text:p>
      <text:p text:style-name="P46"># <text:s/>Matthew Scozzafava</text:p>
      <text:p text:style-name="P46"># <text:s/>picture sorting program for physics seminar project</text:p>
      <text:p text:style-name="P46">#</text:p>
      <text:p text:style-name="P46">#</text:p>
      <text:p text:style-name="P46"># linux and windows</text:p>
      <text:p text:style-name="P46"># checks for folders and creates them</text:p>
      <text:p text:style-name="P46"># then scans for jpgs' and gifs' and sorts them in the correct folder</text:p>
      <text:p text:style-name="P46"># prompts user when completed </text:p>
      <text:p text:style-name="P46"/>
      <text:p text:style-name="P46"/>
      <text:p text:style-name="P46">import os <text:s text:c="4"/># used to locate directories and make it work in windows and linux file systems </text:p>
      <text:p text:style-name="P46">import glob <text:s text:c="2"/># used to search directory for files with * wild card </text:p>
      <text:p text:style-name="P46">import shutil # used to move and over write files </text:p>
      <text:p text:style-name="P46"/>
      <text:p text:style-name="P46"># check/create folders for both linux and windows</text:p>
      <text:p text:style-name="P46"/>
      <text:p text:style-name="P46">if os.path.isdir('jpg'):</text:p>
      <text:p text:style-name="P46"><text:s text:c="4"/>print('jpg folder exists \n' + os.path.abspath('jpg'))</text:p>
      <text:p text:style-name="P46">else:</text:p>
      <text:p text:style-name="P46"><text:s text:c="5"/>os.makedirs(os.getcwd() + os.sep + 'jpg')</text:p>
      <text:p text:style-name="P46"><text:s text:c="5"/>print('jpg folder created \n' + os.path.abspath('jpg'))</text:p>
      <text:p text:style-name="P46"/>
      <text:p text:style-name="P46"/>
      <text:p text:style-name="P46">if os.path.isdir('gif'):</text:p>
      <text:p text:style-name="P46"><text:s text:c="4"/>print('gif folder exists \n' + os.path.abspath('gif'))</text:p>
      <text:p text:style-name="P46">else:</text:p>
      <text:p text:style-name="P46"><text:soft-page-break/><text:s text:c="4"/>os.makedirs(os.getcwd() + os.sep + 'gif')</text:p>
      <text:p text:style-name="P46"><text:s text:c="4"/>print('gif folder created \n' + os.path.abspath('gif'))</text:p>
      <text:p text:style-name="P46"/>
      <text:p text:style-name="P46"/>
      <text:p text:style-name="P46"/>
      <text:p text:style-name="P46"/>
      <text:p text:style-name="P46"># sort for jpg files</text:p>
      <text:p text:style-name="P46"/>
      <text:p text:style-name="P46">write = True</text:p>
      <text:p text:style-name="P46">skip = True</text:p>
      <text:p text:style-name="P46"/>
      <text:p text:style-name="P46">for x in glob.glob('*.jpg'):</text:p>
      <text:p text:style-name="P46"><text:s text:c="3"/></text:p>
      <text:p text:style-name="P46"><text:s text:c="4"/>if os.path.isfile(x) and os.path.isfile('jpg' + os.sep + x) and write and skip:</text:p>
      <text:p text:style-name="P46"><text:s text:c="7"/></text:p>
      <text:p text:style-name="P46"><text:s text:c="8"/>print('To overwrite '+ x +'\n type y and press enter or a and press enter to overwrite all\n type s to skip this file or e to skip all\n')</text:p>
      <text:p text:style-name="P46"><text:s text:c="7"/></text:p>
      <text:p text:style-name="P46"><text:s text:c="7"/>while True: # takes some user input</text:p>
      <text:p text:style-name="P46"><text:s text:c="12"/>over = input()</text:p>
      <text:p text:style-name="P46"><text:s text:c="12"/>if over == 'a':</text:p>
      <text:p text:style-name="P46"><text:s text:c="16"/>write = False</text:p>
      <text:p text:style-name="P46"><text:s text:c="16"/>shutil.move(x ,'jpg'+ os.sep + x)</text:p>
      <text:p text:style-name="P46"><text:s text:c="16"/>break</text:p>
      <text:p text:style-name="P46"><text:s text:c="12"/>elif over == 'y':</text:p>
      <text:p text:style-name="P46"><text:s text:c="16"/>shutil.move(x ,'jpg'+ os.sep + x)</text:p>
      <text:p text:style-name="P46"><text:s text:c="16"/>break</text:p>
      <text:p text:style-name="P46"><text:s text:c="12"/>elif over == 's':</text:p>
      <text:p text:style-name="P46"><text:s text:c="16"/>break</text:p>
      <text:p text:style-name="P46"><text:s text:c="12"/>elif over == 'e':</text:p>
      <text:p text:style-name="P46"><text:s text:c="16"/>skip = False</text:p>
      <text:p text:style-name="P46"><text:soft-page-break/><text:s text:c="16"/>break</text:p>
      <text:p text:style-name="P46"><text:s text:c="12"/>else:</text:p>
      <text:p text:style-name="P46"><text:s text:c="16"/>print('type either y, a, s, or e')</text:p>
      <text:p text:style-name="P46"/>
      <text:p text:style-name="P46"><text:s text:c="4"/>elif not skip and os.path.isfile('jpg'+ os.sep + x):</text:p>
      <text:p text:style-name="P46"><text:s text:c="8"/>pass</text:p>
      <text:p text:style-name="P46"><text:s text:c="4"/>elif not write:</text:p>
      <text:p text:style-name="P46"><text:s text:c="8"/>shutil.move(x, 'jpg' + os.sep + x)</text:p>
      <text:p text:style-name="P46"><text:s text:c="4"/>else:</text:p>
      <text:p text:style-name="P46"><text:s text:c="8"/>shutil.move(x ,'jpg')</text:p>
      <text:p text:style-name="P46">else:</text:p>
      <text:p text:style-name="P46"><text:s text:c="4"/>print('no more jpgs\' to sort')</text:p>
      <text:p text:style-name="P46"/>
      <text:p text:style-name="P46"/>
      <text:p text:style-name="P46"># sort gif files</text:p>
      <text:p text:style-name="P46"/>
      <text:p text:style-name="P46">write = True</text:p>
      <text:p text:style-name="P46">skip = True</text:p>
      <text:p text:style-name="P46">for x in glob.glob('*.gif'):</text:p>
      <text:p text:style-name="P46"><text:s text:c="4"/>if os.path.isfile(x) and os.path.isfile('gif' + os.sep + x) and write and skip:</text:p>
      <text:p text:style-name="P46"><text:s text:c="8"/>print('To overwrite '+ x +'\n type one of the following letters \ny to overwrite this file\na to overwrite all files\n type s to skip this file\ne to skip all\n and press enter once one has been typed')</text:p>
      <text:p text:style-name="P46"><text:s text:c="8"/>while True:</text:p>
      <text:p text:style-name="P46"><text:s text:c="12"/>over = input()</text:p>
      <text:p text:style-name="P46"><text:s text:c="12"/>if over == 'a':</text:p>
      <text:p text:style-name="P46"><text:s text:c="16"/>write = False</text:p>
      <text:p text:style-name="P46"><text:s text:c="16"/>shutil.move(x ,'gif'+ os.sep + x)</text:p>
      <text:p text:style-name="P46"><text:s text:c="16"/>break</text:p>
      <text:p text:style-name="P46"><text:s text:c="12"/>elif over == 'y':</text:p>
      <text:p text:style-name="P46"><text:s text:c="16"/>shutil.move(x ,'gif'+ os.sep + x)</text:p>
      <text:p text:style-name="P46"><text:s text:c="16"/>break</text:p>
      <text:p text:style-name="P46"><text:soft-page-break/><text:s text:c="12"/>elif over == 's':</text:p>
      <text:p text:style-name="P46"><text:s text:c="16"/>break</text:p>
      <text:p text:style-name="P46"><text:s text:c="12"/>elif over == 'e':</text:p>
      <text:p text:style-name="P46"><text:s text:c="16"/>skip = False</text:p>
      <text:p text:style-name="P46"><text:s text:c="16"/>break</text:p>
      <text:p text:style-name="P46"><text:s text:c="12"/>else:</text:p>
      <text:p text:style-name="P46"><text:s text:c="16"/>print('type either y, a, s, or e')</text:p>
      <text:p text:style-name="P46"/>
      <text:p text:style-name="P46"><text:s text:c="4"/>elif not skip and os.path.isfile('gif'+ os.sep + x):</text:p>
      <text:p text:style-name="P46"><text:s text:c="8"/>pass</text:p>
      <text:p text:style-name="P46"><text:s text:c="4"/>elif not write:</text:p>
      <text:p text:style-name="P46"><text:s text:c="8"/>shutil.move(x, 'gif' + os.sep + x)</text:p>
      <text:p text:style-name="P46"><text:s text:c="4"/>else:</text:p>
      <text:p text:style-name="P46"><text:s text:c="8"/>shutil.move(x ,'gif')</text:p>
      <text:p text:style-name="P46">else:</text:p>
      <text:p text:style-name="P46"><text:s text:c="4"/>print('no more gifs\' to sort')</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9:57:32.847257142</meta:creation-date>
    <dc:date>2018-05-23T23:30:37.707284392</dc:date>
    <meta:editing-duration>P10DT11H52M59S</meta:editing-duration>
    <meta:editing-cycles>28</meta:editing-cycles>
    <meta:generator>LibreOffice/5.3.7.2.0$Linux_X86_64 LibreOffice_project/30$Build-2</meta:generator>
    <meta:document-statistic meta:table-count="0" meta:image-count="0" meta:object-count="0" meta:page-count="8" meta:paragraph-count="175" meta:word-count="1885" meta:character-count="11837" meta:non-whitespace-character-count="9280"/>
  </office:meta>
</office:document-meta>
</file>